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59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68.35mm"/>
    </style:style>
    <style:style style:name="co7" style:family="table-column">
      <style:table-column-properties fo:break-before="auto" style:column-width="79.52mm"/>
    </style:style>
    <style:style style:name="co8" style:family="table-column">
      <style:table-column-properties fo:break-before="auto" style:column-width="83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72bf44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C #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.1" calcext:value-type="float" table:number-columns-spanned="1" table:number-rows-spanned="18">
            <text:p>1.1</text:p>
          </table:table-cell>
          <table:table-cell office:value-type="string" calcext:value-type="string" table:number-columns-spanned="1" table:number-rows-spanned="18">
            <text:p>Manners Speech</text:p>
          </table:table-cell>
          <table:table-cell office:value-type="string" calcext:value-type="string" table:number-columns-spanned="1" table:number-rows-spanned="18">
            <text:p>Given: </text:p>
            <text:p>When: The teacher selects “Speech” mode in the Manners UI menu</text:p>
            <text:p>Then: The robot will begin its speech</text:p>
            <text:p/>
            <text:p>The objective of this test is to gauge whether or not the robot begins its speech after the signal from the “speech” button has been se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elect the “Emotional Skills” button in the UI menu</text:p>
          </table:table-cell>
          <table:table-cell office:value-type="string" calcext:value-type="string">
            <text:p>The submenu for this button should appear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2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elect the Manners option in the UI menu</text:p>
          </table:table-cell>
          <table:table-cell office:value-type="string" calcext:value-type="string">
            <text:p>The submenu for this button should appear</text:p>
          </table:table-cell>
          <table:covered-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 table:number-columns-spanned="1" table:number-rows-spanned="16">
            <text:p>3</text:p>
          </table:table-cell>
          <table:table-cell office:value-type="string" calcext:value-type="string" table:number-columns-spanned="1" table:number-rows-spanned="16">
            <text:p>Select “Speech” mode</text:p>
          </table:table-cell>
          <table:table-cell office:value-type="string" calcext:value-type="string" table:number-columns-spanned="1" table:number-rows-spanned="16">
            <text:p>The robot should begin its speech.</text:p>
          </table:table-cell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2" calcext:value-type="float" table:number-columns-spanned="1" table:number-rows-spanned="18">
            <text:p>1.2</text:p>
          </table:table-cell>
          <table:table-cell office:value-type="string" calcext:value-type="string" table:number-columns-spanned="1" table:number-rows-spanned="18">
            <text:p>Actions </text:p>
          </table:table-cell>
          <table:table-cell office:value-type="string" calcext:value-type="string" table:number-columns-spanned="1" table:number-rows-spanned="18">
            <text:p>Given: The robot has begun its speech</text:p>
            <text:p>When: While the robot is speaking</text:p>
            <text:p>Then: The robot will do an action corresponding to the speech</text:p>
            <text:p/>
            <text:p>The objective of this test is to gauge whether or not the robot uses the appropriate actions and is synchronised to the dialogue.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Watch the robot while it is speaking</text:p>
          </table:table-cell>
          <table:table-cell office:value-type="string" calcext:value-type="string" table:number-columns-spanned="1" table:number-rows-spanned="18">
            <text:p>The robot should make a variety of appropriate poses during the duration of the speech.</text:p>
          </table:table-cell>
          <table:table-cell office:value-type="string" calcext:value-type="string" table:number-columns-spanned="1" table:number-rows-spanned="18">
            <text:p>The robot played through the appropriate poses during the appropriate times of the speech</text:p>
          </table:table-cell>
          <table:table-cell table:style-name="ce4" office:value-type="string" calcext:value-type="string" table:number-columns-spanned="1" table:number-rows-spanned="18">
            <text:p>PASS</text:p>
          </table:table-cell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3" calcext:value-type="float" table:number-columns-spanned="1" table:number-rows-spanned="18">
            <text:p>1.3</text:p>
          </table:table-cell>
          <table:table-cell office:value-type="string" calcext:value-type="string" table:number-columns-spanned="1" table:number-rows-spanned="18">
            <text:p>Game mode</text:p>
          </table:table-cell>
          <table:table-cell office:value-type="string" calcext:value-type="string" table:number-columns-spanned="1" table:number-rows-spanned="18">
            <text:p>Given: The robot is in operation</text:p>
            <text:p>When: The teacher has selected “game mode”</text:p>
            <text:p>Then: The robot begins “game mode”</text:p>
            <text:p/>
            <text:p>The objective of this test is to gauge whether the robot will respond to the game mode button on the User Interface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Click the “Game Mode” button</text:p>
          </table:table-cell>
          <table:table-cell office:value-type="string" calcext:value-type="string" table:number-columns-spanned="1" table:number-rows-spanned="18">
            <text:p>The input text box should appear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 table:number-columns-repeated="3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table-cell office:value-type="float" office:value="1.4" calcext:value-type="float" table:number-columns-spanned="1" table:number-rows-spanned="18">
            <text:p>1.4</text:p>
          </table:table-cell>
          <table:table-cell table:number-columns-spanned="1" table:number-rows-spanned="18"/>
          <table:table-cell office:value-type="string" calcext:value-type="string" table:number-columns-spanned="1" table:number-rows-spanned="18">
            <text:p>Given: “Game mode has been chosen successfully</text:p>
            <text:p>When: The input text box has appeared on the screen</text:p>
            <text:p>Then: The text is sent when you hit the “send” button and is read out by the robot.</text:p>
            <text:p/>
            <text:p>The objective of this test is to gauge whether or not the robot can successfully repeat the input text it has been given through the user interface’s “input text” box.</text:p>
          </table:table-cell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 table:number-columns-spanned="1" table:number-rows-spanned="18">
            <text:p>Type in what you want the robot to say and then click the “send” button</text:p>
          </table:table-cell>
          <table:table-cell office:value-type="string" calcext:value-type="string" table:number-columns-spanned="1" table:number-rows-spanned="18">
            <text:p>The robot should receive and read out the input text.</text:p>
          </table:table-cell>
          <table:table-cell table:number-columns-spanned="1" table:number-rows-spanned="18"/>
          <table:table-cell table:number-columns-spanned="1" table:number-rows-spanned="18"/>
          <table:table-cell table:number-columns-spanned="1" table:number-rows-spanned="1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0:41:28.150567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09:11:25.008952317</meta:creation-date>
    <dc:date>2018-10-29T10:57:44.382333879</dc:date>
    <meta:editing-duration>PT1H11M</meta:editing-duration>
    <meta:editing-cycles>12</meta:editing-cycles>
    <meta:generator>LibreOffice/6.0.6.2$Linux_X86_64 LibreOffice_project/00m0$Build-2</meta:generator>
    <meta:document-statistic meta:table-count="1" meta:cell-count="40" meta:object-count="0"/>
  </office:meta>
</office:document-meta>
</file>